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2023-08</text:p>
      <text:p text:style-name="Author">Frank McPherson</text:p>
      <text:p text:style-name="Date">Mon, 02 Oct 2023 13:46:57 GMT</text:p>
      <text:h text:style-name="Heading_20_1" text:outline-level="1">August 2023</text:h>
      <text:h text:style-name="Heading_20_2" text:outline-level="2">August 31</text:h>
      <text:h text:style-name="Heading_20_3" text:outline-level="3">I currently have two Proxmox hosts, the first built on an old HP Probook laptop with an Intel i7 processor and the second built on a newer Beelink U59 Pro with a Intel N5105 processor. I can migrate containers and VMs from the Probook to the Beelink but I can not migrate containers or VMs from the Beelink to the Probook. Not sure why this is, though a difference is that the Probook node only has a local disk of type directory whereas the Beelink has a local (directory) and a pve-data of type lvm-thin. Granted, so far I have only tried the live migration option.</text:h>
      <text:h text:style-name="Heading_20_3" text:outline-level="3">Upgraded the Ubuntu 22.04 VM to kernel v6.4.0. Observe that kernel is generic while the same version on the Xebian VM is “optimized” for amd64.</text:h>
      <text:h text:style-name="Heading_20_3" text:outline-level="3">The Xebian VM has now been up for five days. Thinking of upgrading the Ubuntu VM to the same kernel to see whether I get the same result.</text:h>
      <text:h text:style-name="Heading_20_3" text:outline-level="3">The thermometer said it was 53 degrees outside when I woke up this morning. Now in the mode of telling myself that summer is not over. Fortunately, the weather forcast for this weekend supports that reminder.</text:h>
      <text:h text:style-name="Heading_20_2" text:outline-level="2">August 29</text:h>
      <text:h text:style-name="Heading_20_3" text:outline-level="3">As of now the Xebian VM has been running for almost four days, longer than the other Linux VMs I built beside the one running Kali Linux. I am not entirely sure whether the difference is with the kernel or something else that is installed by default in the other distros but not with Xebian.</text:h>
      <text:h text:style-name="Heading_20_2" text:outline-level="2">August 28</text:h>
      <text:h text:style-name="Heading_20_3" text:outline-level="3">I did not know until now that <text:a xlink:type="simple" xlink:href="https://getutm.app/" office:name=""><text:span text:style-name="Definition">there is a way to run VMs on iOS</text:span></text:a>.</text:h>
      <text:h text:style-name="Heading_20_3" text:outline-level="3">The Xebian VM has now been up for 2 days. I just installed OpenSSH server on it.</text:h>
      <text:h text:style-name="Heading_20_2" text:outline-level="2">August 26</text:h>
      <text:h text:style-name="Heading_20_3" text:outline-level="3">Well, the Ubuntu 22.04 VM froze at some point during the last 24 hours even after having upgrade the kernel to 6.3.7, so there is something else going on here. Yesterday I learned about <text:a xlink:type="simple" xlink:href="https://www.xebian.org/" office:name=""><text:span text:style-name="Definition">Xebian</text:span></text:a>, which is another Debian based distro that defaults to v6.4 of the kernel. I built a VM based on Xebian late yesterday afternoon and it has been up for about 20 hours. I just installed xrdp on it, so we will see whether it keeps running.</text:h>
      <text:h text:style-name="Heading_20_2" text:outline-level="2">August 25</text:h>
      <text:h text:style-name="Heading_20_3" text:outline-level="3">After using Firefox for a few hours I grew unhappy with how much slower it feels than Chrome in this container, so I decided to spend more time determing why I cannot download files. (BTW, I need this in order to download backups of my Drummer files, which is why I am spending so much time on getting this to work.) My new theory is that Flatpak version is not allowed to write files, which I tested by starting Chrome in the Ubuntu 22.04 VM and trying to download, which I found worked.</text:h>
      <text:h text:style-name="Heading_20_3" text:outline-level="3">I spent some time trying to give the Flatpak version of Chrome the write permissions it needs by using Flatseal but no matter what I did, download would not work. So, I gave up and uninstalled the Flatpak version. I then downloaded and installed the .deb package off the Google Chrome web site, which is what I am now using, and presto, files download!</text:h>
      <text:h text:style-name="Heading_20_3" text:outline-level="3">Drummer has been particularly vexing for fonts, if I default to a serif then the fonts appear too small, so I am default to sans serif, which does change the way many of the sites I normally read look.</text:h>
      <text:h text:style-name="Heading_20_3" text:outline-level="3">Annoyed by the fact that Chrome is not allowing me to download files, so I am switching back to using Firefox. (I need to be able to download files in Drummer.) The problem is that for some reason Firefox does not render fonts well for sites like micro.blog. Consequently, I have configured Firefox to explicitly use specific fonts rather than those specified by the web site. Right now I am using the Liberation Sans, Sans Serif, and Monospace fonts.</text:h>
      <text:h text:style-name="Heading_20_2" text:outline-level="2">August 24</text:h>
      <text:h text:style-name="Heading_20_3" text:outline-level="3">We had a quick power outage that caused my Proxmox host to reboot, so the uptime of the Ubuntu 22.04 VM got reset. It is back up and running and has not locked up like before, so I am really inclined to believe VMs need to be running kernel version 6.x to be stable.</text:h>
      <text:h text:style-name="Heading_20_2" text:outline-level="2">August 23</text:h>
      <text:h text:style-name="Heading_20_3" text:outline-level="3">The Ubuntu 22.04 VM was still running this morning. It has been up now for 21 hours, longer than I think any of the previous machines. We will see whether it continues that way through today.</text:h>
      <text:h text:style-name="Heading_20_2" text:outline-level="2">August 22</text:h>
      <text:h text:style-name="Heading_20_3" text:outline-level="3">Since I completed the upgrade later today the Ubuntu 22.04 VM running kernel version 6.3.7 has been continually running. I hope to see it is still running tomorrow morning.</text:h>
      <text:h text:style-name="Heading_20_3" text:outline-level="3">I’ve upgraded the Ubuntu 22.04 VM to kernel version 6.3.7, which is the same version being used by Kali. Now to wait and see whether it is stable. The VM did lock up while doing the upgrade, so I had to stop and restart the VM, but upon redo it seemed to work correctly.</text:h>
      <text:h text:style-name="Heading_20_3" text:outline-level="3">The Ubuntu 22.04 VM locked up over night as I expected. I am now going to try and upgrade the kernel following <text:a xlink:type="simple" xlink:href="https://linux.how2shout.com/linux-kernel-6-2-features-in-ubuntu-22-04-20-04/" office:name=""><text:span text:style-name="Definition">these instructions</text:span></text:a>.</text:h>
      <text:h text:style-name="Heading_20_2" text:outline-level="2">August 21</text:h>
      <text:h text:style-name="Heading_20_3" text:outline-level="3">I’ve observed that the VM running Kali has been running continuously on the Beelink U59 Pro Proxmox host and I find that it is running version 6.3.7 of the Linux kernel. I further observe that the Ubuntu 22.04 VM that locks up is running version 5.15 of the kernel, so I am wondering whether upgrading the kernal of the Ubuntu VM to 6.x (<text:a xlink:type="simple" xlink:href="https://linux.how2shout.com/linux-kernel-6-2-features-in-ubuntu-22-04-20-04/" office:name=""><text:span text:style-name="Definition">instructions to upgrade to 6.2 are here</text:span></text:a>) will address the problem?</text:h>
      <text:h text:style-name="Heading_20_2" text:outline-level="2">August 18</text:h>
      <text:h text:style-name="Heading_20_3" text:outline-level="3"><text:a xlink:type="simple" xlink:href="https://9to5google.com/2023/08/18/pixel-watch-2-wear-os-4-listing/" office:name=""><text:span text:style-name="Definition">Looks like</text:span></text:a> Google will release the Pixel Watch 2 when they release the Pixel 8 smartphone. I am happy with my Pixel Watch and not likely to buy this one.</text:h>
      <text:h text:style-name="Heading_20_3" text:outline-level="3">Good start of the day, the Debian remote desktop container was still running this morning! I think we might have a winner.</text:h>
      <text:h text:style-name="Heading_20_2" text:outline-level="2">August 17</text:h>
      <text:h text:style-name="Heading_20_3" text:outline-level="3">I started the day expecting to build out the Fedora LXC container I created yesterday but instead ended up creating and building out a Debian 12 container, which I now think I have fully configured as desired. I will probably eventually remove the VMs that I had created over the last several days. In the end this a better result because containers run much better on this host than VMs, although I am concerned about why some of these VMs are not stable.</text:h>
      <text:h text:style-name="Heading_20_3" text:outline-level="3">An observation… I have a VM with Home Assistant OS installed that doesn’t seem to lock up. It uses the OVMF BIOS, 2 vCPU, 4 GB RAM, default machine and default display. Another VM is running Kali and it also seems to keep running.</text:h>
      <text:h text:style-name="Heading_20_3" text:outline-level="3">I ended the day yesterday creating a Fedora 38 LXC container on the Proxmox server and installing OneDrive in it and confirmed that it installed. Today I need to enable SSH access to that container, confirm OneDrive sync works, then figure out how to install a desktop in the container and set up remote access.</text:h>
      <text:h text:style-name="Heading_20_3" text:outline-level="3">Configuring LXC Container Running Fedora 38</text:h>
      <text:h text:style-name="Heading_20_4" text:outline-level="4"><text:a xlink:type="simple" xlink:href="https://www.linuxcapable.com/how-to-install-and-enable-ssh-on-fedora-linux/" office:name=""><text:span text:style-name="Definition">Installed</text:span></text:a> OpenSSH Server</text:h>
      <text:h text:style-name="Heading_20_3" text:outline-level="3">Configuring LXC Container Running Debian 12</text:h>
      <text:h text:style-name="Heading_20_4" text:outline-level="4">Taking a side trip by trying to set up a remote desktop using Debian 12. Built the container, updated and created my personal user.</text:h>
      <text:h text:style-name="Heading_20_4" text:outline-level="4">I installed <text:a xlink:type="simple" xlink:href="https://github.com/abraunegg/onedrive/blob/master/docs/USAGE.md" office:name=""><text:span text:style-name="Definition">OneDrive client</text:span></text:a> for Linux and configured synchronization with a test folder.</text:h>
      <text:h text:style-name="Heading_20_4" text:outline-level="4">Next, I installed KDE Plasma desktop <text:a xlink:type="simple" xlink:href="https://www.linuxcapable.com/how-to-install-kde-plasma-on-debian-linux/" office:name=""><text:span text:style-name="Definition">following these instructions</text:span></text:a>, xrdp, and configured it to run KDE.</text:h>
      <text:h text:style-name="Heading_20_4" text:outline-level="4">I found that Firefox was not available from the Debian 12 repository. Upon a Google search I found <text:a xlink:type="simple" xlink:href="https://itnixpro.com/install-firefox-browser-on-debian-12/#install-firefox-browser-on-debian-12-from-flatpak" office:name=""><text:span text:style-name="Definition">instructions to install from Flatpak</text:span></text:a>.</text:h>
      <text:h text:style-name="Heading_20_4" text:outline-level="4">When I searched for the Firefox flatpak I found out that Joplin is also available, so also installed it via Flatpak.</text:h>
      <text:h text:style-name="Heading_20_4" text:outline-level="4">Next, I configured Joplin to sync via OneDrive and confirmed sync to work by adding test notes. I also configured web clipping to work between Firefox and Joplin. I also installed the Chrome Joplin extension and tested clipping from Chrome to Joplin.</text:h>
      <text:h text:style-name="Heading_20_4" text:outline-level="4">Finally, I configured OneDrive to run as a service so that it synchronizes my Joplin data automatically.</text:h>
      <text:h text:style-name="Heading_20_2" text:outline-level="2">August 16</text:h>
      <text:h text:style-name="Heading_20_3" text:outline-level="3">Created a Fedora 38 LXC container on Proxmox. After first boot found network not working. Search found <text:a xlink:type="simple" xlink:href="https://forum.proxmox.com/threads/fedora-based-lxc-containers-and-no-network-on-startup.129395/" office:name=""><text:span text:style-name="Definition">a bug report</text:span></text:a> stating systemd-networkd service not enabled. Did a <text:span text:style-name="T1">systemctl start systemd-networkd.service</text:span> and then a <text:span text:style-name="T1">systemctl enable systemd-networkd.service</text:span>.</text:h>
      <text:h text:style-name="Heading_20_3" text:outline-level="3">Alas, Fedora just locked up on me while I was using it. It’s looking like I can’t run a VM on this host.</text:h>
      <text:h text:style-name="Heading_20_3" text:outline-level="3">I now have Fedora 38 running in a VM that I can access via RDP. This time I am using KDE. Fedora workstation uses Gnome which is too graphically intense for remote desktop use. I am not sure whether Fedora is going to be any better at not locking up than Ubuntu, only time will tell. I did select a number of different options for the VM: 6 GB of RAM with no ballooning; OVMF (UEFI) Bios; q35 machine but kept the default display, which I am connecting to at 2560x1600. Performance is decent for running Firefox.</text:h>
      <text:h text:style-name="Heading_20_3" text:outline-level="3">Creating a Fedora 38 workstation VM, curious to see whether that distro has any problems. I’ve run Red Hat on this Beelink U59 Pro with no noticable problems, so I am wondering whether Fedora will be as reliable.</text:h>
      <text:h text:style-name="Heading_20_3" text:outline-level="3">Might be an issue with the CPU used by the Beelink U59 Pro. Reading <text:a xlink:type="simple" xlink:href="https://forum.proxmox.com/threads/vm-freezes-irregularly.111494/" office:name=""><text:span text:style-name="Definition">a thread about this on the Proxmox forums</text:span></text:a>. Might need to determine how to get Onedrive working in an LXC container. Going to turn off memory ballooning to see what that does.</text:h>
      <text:h text:style-name="Heading_20_3" text:outline-level="3">I could not connect to my remote desktop VM this morning and found that it locked up just like I had experienced earlier. When I look at the VM in Proxmox I see the CPU pegged at 25% and the memory pegged at 50% (4 GB) and the console is not responsive. Not sure here whether the problem is with Proxmox or Ubuntu or both. It would be good to know why this is happening. In the mean time, I changed the VCPU to 2 from 4.</text:h>
      <text:h text:style-name="Heading_20_2" text:outline-level="2">August 15</text:h>
      <text:h text:style-name="Heading_20_3" text:outline-level="3">Something happened with my local network connectivity that caused my homelab DNS server to not be prioritized on my remote desktop VM. I configured this by running <text:span text:style-name="T1">sudo resolvectl status</text:span> and found the gateway to be the current DNS server. A reboot did not fix the problem. Found that <text:span text:style-name="T1">/etc/resolv.conf</text:span> had the line “# This file is managed by man:systemd-resolved(8). Do not edit” and therefore edited <text:span text:style-name="T1">/etc/systemd/resolved.conf</text:span> and then ran <text:span text:style-name="T1">sudo service systemd-resolved restart</text:span>. I expect the DNS settings to survive a reboot. <text:a xlink:type="simple" xlink:href="https://notes.enovision.net/linux/changing-dns-with-resolve" office:name=""><text:span text:style-name="Definition">Source</text:span></text:a></text:h>
      <text:h text:style-name="Heading_20_2" text:outline-level="2">August 14</text:h>
      <text:h text:style-name="Heading_20_3" text:outline-level="3"><text:a xlink:type="simple" xlink:href="http://oldschool.scripting.com/frank.mcpherson@gmail.com/2023/07/30.html" office:name=""><text:span text:style-name="Definition">Last month</text:span></text:a> I decided to seek options for replacing Evernote, which has been my document repository. By document repository, I mean the place in which I store clips of web pages (often receipts), links to web sites, and other miscellaneous information. The first step of that process was exporting my current content from Evernote to another application, which <text:a xlink:type="simple" xlink:href="http://oldschool.scripting.com/frank.mcpherson@gmail.com/2023/07/30/212248.html" office:name=""><text:span text:style-name="Definition">turned out to be Obsidian</text:span></text:a>. Next, I sought out a replacement to which I can store the same information I have been storing in Evernote, and for the moment that appears to be Joplin.</text:h>
      <text:h text:style-name="Heading_20_3" text:outline-level="3">At this moment I have Joplin installed on my Macbook Air M1, iPad Mini, and Pixel 7a, with end to end encryption enabled and synchronization using OneDrive. During last week I endeavored to set up Joplin and synchronization in a VM that I can use as a remote desktop during my work day. I’ve been using a Ubuntu 20.04 LXC container to run a LXQT remote desktop but found that the OneDrive client will not work in the container because it doesn’t directly support <text:a xlink:type="simple" xlink:href="https://www.kernel.org/doc/html/next/filesystems/fuse.html" office:name=""><text:span text:style-name="Definition">FUSE</text:span></text:a> in the manner that OneDrive expects.</text:h>
      <text:h text:style-name="Heading_20_3" text:outline-level="3">I created new VMs running Ubuntu 20.04 and Debian 12 using TigerVNC, which is what I use for my remote desktop container, and had random lock ups. Then I found instructions for using xrdb on Ubuntu 22.04 and built a VM based on those instructions yesterday. I’ve used the new VM all day and after some tweaks I think I have a workable solution.</text:h>
      <text:h text:style-name="Heading_20_3" text:outline-level="3">The main problem I now have is that I can’t seem to get RDP to display the desktop in the same size window has I have with VNC. With VNC I am able to display about two thirds of the LXQT desktop in a window that fully extends from top to bottom of my BenQ Monitor. I then have whichever browser I am using take up that whole space which allow see a larger amount of a web page. This allows me to continue seeing my work desktop and my personal desktop (in a window) at the same time. I can configure RDP to display full screen on my monitor, but so far I haven’t been able to resize it in a way that doesn’t distort the display. For the time being I am viewing my full remote desktop in a 2560x1600 window.</text:h>
      <text:h text:style-name="Heading_20_3" text:outline-level="3">First Day Experience With New Remote Desktop VM</text:h>
      <text:h text:style-name="Heading_20_4" text:outline-level="4">I just changed the font in Drummer to Ubuntu, and that looks much better in the VM in Chrome.</text:h>
      <text:h text:style-name="Heading_20_4" text:outline-level="4">Increased the DPI in the XFCE Appearance settings from 96 to 100, which also appears to help how fonts display.</text:h>
      <text:h text:style-name="Heading_20_4" text:outline-level="4">I’ve installed Chrome to see whether that makes any difference with the performance. Fonts look better.</text:h>
      <text:h text:style-name="Heading_20_4" text:outline-level="4">I am experiencing instances where the display is unresponsive. I am monitoring the VM in Proxmox and I see that memory used is around 3 GB and I allocated 4 GB. Decided to increase the virtual CPUs to 4 and RAM to 8 GB. I also changed the display to VirtIO-GPU from the default.</text:h>
      <text:h text:style-name="Heading_20_4" text:outline-level="4">The first positive sign is that the VM was still running when I started up this morning. Perhaps the difference is that I followed <text:a xlink:type="simple" xlink:href="https://getlabsdone.com/how-to-install-ubuntu-server-22-04-on-proxmox/" office:name=""><text:span text:style-name="Definition">these instructions</text:span></text:a> when building the VM, which instructs us to select VirtIOBlock for the storage Bus/Device and previously I used the default.</text:h>
      <text:h text:style-name="Heading_20_4" text:outline-level="4">I am going to try using the new Ubuntu VM and xrdp today and see how it works. Unfortunately, I cannot get the display to work the same as how I have had been using VNC, so what I see is in a smaller window.</text:h>
      <text:h text:style-name="Heading_20_2" text:outline-level="2">August 13</text:h>
      <text:h text:style-name="Heading_20_3" text:outline-level="3">I continue to see strange things happening with the VMs I built this past week on the Proxmox host running on the Beelink U59 Pro. For some reason it looks like the Proxmox node rebooted yesterday evening so the VM I had running was shutdown. I didn’t spend a lot of time troubleshooting.</text:h>
      <text:h text:style-name="Heading_20_3" text:outline-level="3">I found <text:a xlink:type="simple" xlink:href="https://www.digitalocean.com/community/tutorials/how-to-enable-remote-desktop-protocol-using-xrdp-on-ubuntu-22-04" office:name=""><text:span text:style-name="Definition">instructions for installing xrdp on Ubuntu 22.04</text:span></text:a> and so I decided to follow them and I think I have xrdp running successfully as a service. I am using xfce as the remote desktop and so far I have only installed and configured Firefox. My plan is to see whether or not this is stable before installing and configuring OneDrive and Joplin.</text:h>
      <text:h text:style-name="Heading_20_2" text:outline-level="2">August 12</text:h>
      <text:h text:style-name="Heading_20_3" text:outline-level="3">I now have the latest version of <text:a xlink:type="simple" xlink:href="http://docserver.scripting.com/drummer/electricDrummer.opml" office:name=""><text:span text:style-name="Definition">Electric Drummer</text:span></text:a> running on my Macbook. First, I made a backup copy of the Electric Drummer directory in Library, Applications Support folder. Next, deleted the prior version of the application and the directory from the library. Finally, I downloaded and installed the latest version of the Electric Drummer app. Sign in follows a similar process as Drummer using my email address. I confirmed that public folders are uploaded to the public folders storage that Drummer accesses by creating a new local file and making it public, then checking to see whether I can open that file in Drummer.</text:h>
      <text:h text:style-name="Heading_20_2" text:outline-level="2">August 8</text:h>
      <text:h text:style-name="Heading_20_3" text:outline-level="3">The Ubuntu 20.04 VM was locked up again when I tried to access today. Upon searching for <text:a xlink:type="simple" xlink:href="https://askubuntu.com/questions/1281982/vnc-with-xfce-freezes-on-ubuntu-20-04" office:name=""><text:span text:style-name="Definition">information</text:span></text:a>, I disabled power management in LXQT and the screensaver in the console login. Rebooted.</text:h>
      <text:h text:style-name="Heading_20_2" text:outline-level="2">August 7</text:h>
      <text:h text:style-name="Heading_20_3" text:outline-level="3">Tried installing onedrive on the Debian 12 VM following <text:a xlink:type="simple" xlink:href="https://github.com/abraunegg/onedrive/blob/master/docs/ubuntu-package-install.md#distribution-debian-12" office:name=""><text:span text:style-name="Definition">the instructions on the official Github repo</text:span></text:a> but I am getting a hash error. Tried following the Debian 11 instructions and that doesn’t work. Decided then to install Joplin on the Ubuntu 20.04 VM, which was successful, though right now requires running from the terminal. Will also need to start Onedrive via the terminal as well. Enabled end-to-end encryption on the Macbook and then entered the password on all the remaining devices.</text:h>
      <text:h text:style-name="Heading_20_3" text:outline-level="3">If I stick with this configuration, saving web clips and information in Joplin on my remote desktop (houghton) requires starting the onedrive client in monitor mode in a terminal, starting joplin from another terminal window.</text:h>
      <text:h text:style-name="Heading_20_2" text:outline-level="2">August 6</text:h>
      <text:h text:style-name="Heading_20_3" text:outline-level="3">Built a Debian 12 VM and had issues trying to get VNC server to run as a service. I think there is a permissions issue preventing the creation of the PID file in the PID file path. I am able to get VNC server running from a terminal connection and got XFCE desktop running.</text:h>
      <text:h text:style-name="Heading_20_3" text:outline-level="3">I’ve disabled running VNC server as a service on the Ubuntu 20.04 VM and afterword it did not lock up. Not sure why this is happening, but if I can get Debian 12 working, I will be satisfied, I am not particularly committed to Ubuntu.</text:h>
      <text:h text:style-name="Heading_20_3" text:outline-level="3">I now have Joplin running on my Mac, Pixel 7a, and iPad Mini 6, and each is syncing via Onedrive. My next step is to get Onedrive installed on the Debian VM. I have found that sharing to Joplin from Android and iPadOS does not produce a web clip like sharing to Evernote, rather it is simply creating a new note with a link to the web page. Consequently, I am not entirely sure whether Joplin is going to be a complete replacement of Evernote.</text:h>
      <text:h text:style-name="Heading_20_2" text:outline-level="2">August 5</text:h>
      <text:h text:style-name="Heading_20_3" text:outline-level="3">I created an Ubuntu 20.04 VM in Proxmox and configured it to run VNC and the LXQT desktop environment. Initially I tried to do this using Ubuntu 22.04 the VNC and desktop environment instructions that I was following did not work. Once I confirmed the desktop was working I followed <text:a xlink:type="simple" xlink:href="https://www.linuxstart.com/onedrive-ubuntu/#Use_the_OpenSuSE_Build_Service_Packages" office:name=""><text:span text:style-name="Definition">these instructions</text:span></text:a> to install OneDrive. I also installed <text:a xlink:type="simple" xlink:href="https://github.com/bpozdena/OneDriveGUI" office:name=""><text:span text:style-name="Definition">a OneDrive GUI</text:span></text:a> and did an initial sync.</text:h>
      <text:h text:style-name="Heading_20_3" text:outline-level="3">Later I read <text:a xlink:type="simple" xlink:href="https://github.com/abraunegg/onedrive/blob/master/docs/USAGE.md" office:name=""><text:span text:style-name="Definition">the instructions for the OneDrive Linux client</text:span></text:a> and realized that I could initiate OneDrive via the command line, unfortunately I started another sync into a OneDrive default folder.</text:h>
      <text:h text:style-name="Heading_20_3" text:outline-level="3">For some reason the Ubuntu 20.04 VM keeps freezing. I was working in it as I am now and all of a sudden it became none responsive. All I could do was go into Proxmox and stop it. I have changed the CPU type to host to see whether that will make a difference.</text:h>
      <text:h text:style-name="Heading_20_2" text:outline-level="2">August 4</text:h>
      <text:h text:style-name="Heading_20_3" text:outline-level="3">For some reason some of the Zigbee devices on my SmartThings network randomly disconnect and reconnect. The network had been rock solid for years, but all of a sudden three months back my sump pump sensor started randomly going offline and back online. Now the sensor in our care is doing the same. It may be in my head but it might have started when the hub was upgraded to Matter.</text:h>
      <text:h text:style-name="Heading_20_3" text:outline-level="3">Today I am trying to use <text:a xlink:type="simple" xlink:href="https://pop.system76.com/" office:name=""><text:span text:style-name="Definition">Pop OS</text:span></text:a> in a virtual machine for my personal computing during work hours. Normally I use a Ubuntu container running LXQT but I recently tried installing some apps that I found won’t work because FUSE is finicky within a container. For remote access I am using xrdp but I am not completely happy with the font quality. I read recommendation saying Pop OS was a good distro for running in a VM on Proxmox.</text:h>
      <text:h text:style-name="Heading_20_3" text:outline-level="3">The biggest challenge that I am having is getting the fonts to display nicely, so far they are really jagged. I think that I am going to give up on that approach as it is simply becoming too fiddly.</text:h>
      <text:h text:style-name="Heading_20_3" text:outline-level="3">Starting over with my project to build a new virtual desktop, this time I am going to build it on a VM running Ubuntu server.</text:h>
      <text:h text:style-name="Heading_20_2" text:outline-level="2">August 1</text:h>
      <text:h text:style-name="Heading_20_3" text:outline-level="3">I’ve tried installing and <text:a xlink:type="simple" xlink:href="https://simonwillison.net/2023/Aug/1/llama-2-mac/" office:name=""><text:span text:style-name="Definition">running Llama 2 on my Macbook</text:span></text:a> but so far it is not running.</text:h>
      <text:h text:style-name="Heading_20_3" text:outline-level="3"><text:a xlink:type="simple" xlink:href="https://tiddly.packett.cool/" office:name=""><text:span text:style-name="Definition">TiddlyPWA</text:span></text:a> is a progressive web version of TiddlyWiki. I need to read more about how this works, particularly its synchronization.</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2023-08</dc:title>
    <dc:description/>
    <dc:subject/>
    <meta:keyword/>
    <meta:initial-creator>Frank McPherson</meta:initial-creator>
    <dc:creator>Frank McPherson</dc:creator>
    <meta:creation-date>2024-03-12T19:39:21Z</meta:creation-date>
    <dc:date>2024-03-12T19:39:21Z</dc:date>
    <meta:user-defined meta:name="date" meta:value-type="string">Mon, 02 Oct 2023 13:46:57 GMT</meta:user-defined>
  </office:meta>
</office:document-meta>
</file>